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5E875A76050BC2E80AA.jpg" manifest:media-type="image/jpeg"/>
  <manifest:file-entry manifest:full-path="Pictures/100002010000015C0000008C33F7341AF4B793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26cm" svg:y="-0.067cm" svg:width="9.029cm" svg:height="3.632cm" draw:z-index="0"><draw:image xlink:href="Pictures/100002010000015C0000008C33F7341AF4B7939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441cm" svg:y="0.332cm" svg:width="9.899cm" svg:height="18.71cm" draw:z-index="1"><draw:image xlink:href="Pictures/1000000000000320000005E875A76050BC2E80AA.jpg" xlink:type="simple" xlink:show="embed" xlink:actuate="onLoad"/></draw:frame><draw:frame text:anchor-type="paragraph" draw:z-index="2" draw:name="Forme1" draw:style-name="gr1" draw:text-style-name="P2" svg:width="7.497cm" svg:height="3.73cm" svg:x="0.764cm" svg:y="15.473cm"><draw:text-box><text:p text:style-name="P1"><text:span text:style-name="T1">Une statue de BATMAN inauguré à Matign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7:57:03.094419941</meta:creation-date>
    <meta:editing-duration>PT3M16S</meta:editing-duration>
    <meta:editing-cycles>3</meta:editing-cycles>
    <meta:generator>LibreOffice/5.1.6.2$Linux_X86_64 LibreOffice_project/10m0$Build-2</meta:generator>
    <dc:date>2018-11-09T18:10:24.273365901</dc:date>
    <meta:document-statistic meta:table-count="0" meta:image-count="2" meta:object-count="0" meta:page-count="1" meta:paragraph-count="0" meta:word-count="0" meta:character-count="0" meta:non-whitespace-character-count="0"/>
  </office:meta>
</office:document-meta>
</file>